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edit.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157668652936733132"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3009920518068"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3009168841380"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30:07.972524706</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5" meta:non-whitespace-character-count="2152"/>
  </office:meta>
</office:document-meta>
</file>